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36pt" style:text-underline-style="solid" style:text-underline-width="auto" style:text-underline-color="font-color" fo:font-weight="bold" officeooo:rsid="002cc967" officeooo:paragraph-rsid="002cc967" style:font-size-asian="31.5pt" style:font-weight-asian="bold" style:font-size-complex="36pt" style:font-weight-complex="bold"/>
    </style:style>
    <style:style style:name="P2" style:family="paragraph" style:parent-style-name="Standard">
      <style:paragraph-properties fo:text-align="start" style:justify-single-word="false"/>
      <style:text-properties fo:font-size="24pt" style:text-underline-style="none" fo:font-weight="bold" officeooo:rsid="002cc967" officeooo:paragraph-rsid="002cc967" style:font-size-asian="21pt" style:font-weight-asian="bold" style:font-size-complex="24pt" style:font-weight-complex="bold"/>
    </style:style>
    <style:style style:name="P3" style:family="paragraph" style:parent-style-name="Standard">
      <style:paragraph-properties fo:text-align="start" style:justify-single-word="false"/>
      <style:text-properties fo:font-weight="normal" officeooo:rsid="022d64f4" officeooo:paragraph-rsid="022d64f4" style:font-weight-asian="normal" style:font-weight-complex="normal"/>
    </style:style>
    <style:style style:name="P4" style:family="paragraph" style:parent-style-name="Standard">
      <style:paragraph-properties fo:text-align="start" style:justify-single-word="false"/>
      <style:text-properties fo:font-size="18pt" fo:font-weight="bold" officeooo:rsid="022d64f4" officeooo:paragraph-rsid="022d64f4" style:font-size-asian="15.75pt" style:font-weight-asian="bold" style:font-size-complex="18pt" style:font-weight-complex="bold"/>
    </style:style>
    <style:style style:name="P5" style:family="paragraph" style:parent-style-name="Standard">
      <style:paragraph-properties fo:text-align="start" style:justify-single-word="false"/>
      <style:text-properties fo:font-size="18pt" fo:font-weight="bold" officeooo:rsid="022d64f4" officeooo:paragraph-rsid="022d64f4"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8pt" fo:font-weight="normal" officeooo:rsid="022d64f4" officeooo:paragraph-rsid="022d64f4" style:font-size-asian="18pt" style:font-weight-asian="normal" style:font-size-complex="18pt" style:font-weight-complex="normal"/>
    </style:style>
    <style:style style:name="P7" style:family="paragraph" style:parent-style-name="Standard" style:list-style-name="L1">
      <style:paragraph-properties fo:text-align="start" style:justify-single-word="false"/>
      <style:text-properties fo:font-size="24pt" fo:font-weight="bold" officeooo:rsid="002cc967" officeooo:paragraph-rsid="02138ae9" style:font-size-asian="21pt" style:font-weight-asian="bold" style:font-size-complex="24pt" style:font-weight-complex="bold"/>
    </style:style>
    <style:style style:name="P8" style:family="paragraph" style:parent-style-name="Standard" style:list-style-name="L2">
      <style:paragraph-properties fo:text-align="start" style:justify-single-word="false"/>
      <style:text-properties fo:font-size="24pt" fo:font-weight="bold" officeooo:rsid="022d64f4" officeooo:paragraph-rsid="022d64f4" style:font-size-asian="24pt" style:font-weight-asian="bold" style:font-size-complex="24pt" style:font-weight-complex="bold"/>
    </style:style>
    <style:style style:name="P9" style:family="paragraph" style:parent-style-name="Standard" style:list-style-name="L3">
      <style:paragraph-properties fo:text-align="start" style:justify-single-word="false"/>
      <style:text-properties fo:font-size="24pt" fo:font-weight="bold" officeooo:rsid="022d64f4" officeooo:paragraph-rsid="02321e6e" style:font-size-asian="24pt" style:font-weight-asian="bold" style:font-size-complex="24pt" style:font-weight-complex="bold"/>
    </style:style>
    <style:style style:name="P10" style:family="paragraph" style:parent-style-name="Standard" style:list-style-name="L1">
      <style:paragraph-properties fo:text-align="start" style:justify-single-word="false"/>
      <style:text-properties officeooo:paragraph-rsid="02138ae9"/>
    </style:style>
    <style:style style:name="P11" style:family="paragraph" style:parent-style-name="Standard">
      <style:paragraph-properties fo:text-align="start" style:justify-single-word="false"/>
      <style:text-properties officeooo:paragraph-rsid="02321e6e"/>
    </style:style>
    <style:style style:name="P12" style:family="paragraph" style:parent-style-name="Standard">
      <style:paragraph-properties fo:text-align="start" style:justify-single-word="false"/>
      <style:text-properties fo:font-size="18pt" fo:font-weight="bold" officeooo:rsid="01fd9f55" officeooo:paragraph-rsid="022d64f4"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size="18pt" fo:font-weight="bold" officeooo:rsid="022d64f4" officeooo:paragraph-rsid="022d64f4" style:font-size-asian="18pt" style:font-weight-asian="bold" style:font-size-complex="18pt" style:font-weight-complex="bold"/>
    </style:style>
    <style:style style:name="P14" style:family="paragraph" style:parent-style-name="Standard">
      <style:paragraph-properties fo:text-align="start" style:justify-single-word="false"/>
      <style:text-properties fo:font-size="18pt" fo:font-weight="bold" officeooo:rsid="023427b6" officeooo:paragraph-rsid="023427b6" style:font-size-asian="18pt" style:font-weight-asian="bold" style:font-size-complex="18pt" style:font-weight-complex="bold"/>
    </style:style>
    <style:style style:name="P15" style:family="paragraph" style:parent-style-name="Standard">
      <style:paragraph-properties fo:text-align="start" style:justify-single-word="false"/>
      <style:text-properties fo:font-size="18pt" fo:font-weight="bold" officeooo:rsid="023b1af2" officeooo:paragraph-rsid="023b1af2" style:font-size-asian="18pt" style:font-weight-asian="bold" style:font-size-complex="18pt" style:font-weight-complex="bold"/>
    </style:style>
    <style:style style:name="P16" style:family="paragraph" style:parent-style-name="Standard">
      <style:paragraph-properties fo:text-align="start" style:justify-single-word="false"/>
      <style:text-properties fo:font-size="18pt" fo:font-weight="bold" officeooo:rsid="023c88ee" officeooo:paragraph-rsid="023e019d" style:font-size-asian="18pt" style:font-weight-asian="bold" style:font-size-complex="18pt" style:font-weight-complex="bold"/>
    </style:style>
    <style:style style:name="P17" style:family="paragraph" style:parent-style-name="Standard">
      <style:paragraph-properties fo:text-align="start" style:justify-single-word="false"/>
      <style:text-properties fo:font-size="18pt" fo:font-weight="bold" officeooo:rsid="022d64f4" officeooo:paragraph-rsid="022d64f4" style:font-size-asian="15.75pt" style:font-weight-asian="bold" style:font-size-complex="18pt" style:font-weight-complex="bold"/>
    </style:style>
    <style:style style:name="P18" style:family="paragraph" style:parent-style-name="Standard">
      <style:paragraph-properties fo:text-align="start" style:justify-single-word="false"/>
      <style:text-properties fo:font-size="18pt" style:text-underline-style="none" fo:font-weight="bold" officeooo:rsid="022d64f4" officeooo:paragraph-rsid="022d64f4" style:font-size-asian="18pt" style:font-weight-asian="bold" style:font-size-complex="18pt" style:font-weight-complex="bold"/>
    </style:style>
    <style:style style:name="P19" style:family="paragraph" style:parent-style-name="Standard">
      <style:paragraph-properties fo:text-align="start" style:justify-single-word="false"/>
      <style:text-properties fo:font-size="18pt" fo:font-weight="normal" officeooo:rsid="022d64f4" officeooo:paragraph-rsid="022d64f4" style:font-size-asian="18pt" style:font-weight-asian="normal" style:font-size-complex="18pt" style:font-weight-complex="normal"/>
    </style:style>
    <style:style style:name="P20" style:family="paragraph" style:parent-style-name="Standard" style:list-style-name="L2">
      <style:paragraph-properties fo:text-align="start" style:justify-single-word="false"/>
      <style:text-properties fo:font-size="18pt" fo:font-weight="normal" officeooo:rsid="022d64f4" officeooo:paragraph-rsid="022d64f4" style:font-size-asian="18pt" style:font-weight-asian="normal" style:font-size-complex="18pt" style:font-weight-complex="normal"/>
    </style:style>
    <style:style style:name="P21" style:family="paragraph" style:parent-style-name="Standard" style:list-style-name="L3">
      <style:paragraph-properties fo:text-align="start" style:justify-single-word="false"/>
      <style:text-properties fo:font-size="18pt" fo:font-weight="normal" officeooo:rsid="022d64f4" officeooo:paragraph-rsid="02321e6e" style:font-size-asian="18pt" style:font-weight-asian="normal" style:font-size-complex="18pt" style:font-weight-complex="normal"/>
    </style:style>
    <style:style style:name="P22" style:family="paragraph" style:parent-style-name="Standard">
      <style:paragraph-properties fo:text-align="start" style:justify-single-word="false"/>
      <style:text-properties fo:font-size="18pt" fo:font-weight="normal" officeooo:rsid="02321e6e" officeooo:paragraph-rsid="02321e6e" style:font-size-asian="18pt" style:font-weight-asian="normal" style:font-size-complex="18pt" style:font-weight-complex="normal"/>
    </style:style>
    <style:style style:name="P23" style:family="paragraph" style:parent-style-name="Standard">
      <style:paragraph-properties fo:text-align="start" style:justify-single-word="false"/>
      <style:text-properties fo:font-size="18pt" fo:font-weight="normal" officeooo:rsid="023427b6" officeooo:paragraph-rsid="023427b6" style:font-size-asian="18pt" style:font-weight-asian="normal" style:font-size-complex="18pt" style:font-weight-complex="normal"/>
    </style:style>
    <style:style style:name="T1" style:family="text">
      <style:text-properties officeooo:rsid="0211a450"/>
    </style:style>
    <style:style style:name="T2" style:family="text">
      <style:text-properties fo:font-size="18pt" style:font-size-asian="18pt" style:font-size-complex="18pt"/>
    </style:style>
    <style:style style:name="T3" style:family="text">
      <style:text-properties fo:font-size="18pt" officeooo:rsid="01fd9f55" style:font-size-asian="18pt" style:font-size-complex="18pt"/>
    </style:style>
    <style:style style:name="T4" style:family="text">
      <style:text-properties fo:font-size="18pt" fo:font-weight="bold" officeooo:rsid="02138ae9" style:font-size-asian="18pt" style:font-weight-asian="bold" style:font-size-complex="18pt" style:font-weight-complex="bold"/>
    </style:style>
    <style:style style:name="T5" style:family="text">
      <style:text-properties fo:font-size="18pt" style:text-underline-style="none" style:font-size-asian="18pt" style:font-size-complex="18pt"/>
    </style:style>
    <style:style style:name="T6" style:family="text">
      <style:text-properties fo:font-size="18pt" style:text-underline-style="none" officeooo:rsid="01fd9f55" style:font-size-asian="18pt" style:font-size-complex="18pt"/>
    </style:style>
    <style:style style:name="T7" style:family="text">
      <style:text-properties fo:font-size="18pt" fo:font-weight="normal" officeooo:rsid="02321e6e" style:font-size-asian="18pt" style:font-weight-asian="normal" style:font-size-complex="18pt" style:font-weight-complex="normal"/>
    </style:style>
    <style:style style:name="T8" style:family="text">
      <style:text-properties fo:font-size="18pt" fo:font-weight="normal" officeooo:rsid="02390d57" style:font-size-asian="18pt" style:font-weight-asian="normal" style:font-size-complex="18pt" style:font-weight-complex="normal"/>
    </style:style>
    <style:style style:name="T9" style:family="text">
      <style:text-properties style:text-underline-style="none"/>
    </style:style>
    <style:style style:name="T10" style:family="text">
      <style:text-properties style:text-underline-style="none" officeooo:rsid="01ff5b0b"/>
    </style:style>
    <style:style style:name="T11" style:family="text">
      <style:text-properties officeooo:rsid="02321e6e"/>
    </style:style>
    <style:style style:name="T12" style:family="text">
      <style:text-properties fo:font-weight="bold" style:font-weight-asian="bold" style:font-weight-complex="bold"/>
    </style:style>
    <style:style style:name="T13" style:family="text">
      <style:text-properties officeooo:rsid="0236381d"/>
    </style:style>
    <style:style style:name="T14" style:family="text">
      <style:text-properties officeooo:rsid="023c88ee"/>
    </style:style>
    <style:style style:name="T15" style:family="text">
      <style:text-properties officeooo:rsid="023e019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Y <text:span text:style-name="T1">1</text:span> <text:span text:style-name="T1">AWS</text:span></text:p>
      <text:p text:style-name="P2"/>
      <text:list xml:id="list6605528151060817521" text:style-name="L1">
        <text:list-item>
          <text:p text:style-name="P7"><text:span text:style-name="T9">Assignment </text:span><text:span text:style-name="T10">1</text:span></text:p>
          <text:p text:style-name="P10"><text:span text:style-name="T4">1. </text:span><text:span text:style-name="T3">Create a vpc through wizard, having one public subnet and one private subnet.</text:span></text:p>
        </text:list-item>
      </text:list>
      <text:p text:style-name="P12"/>
      <text:p text:style-name="P18">SOLUTION</text:p>
      <text:p text:style-name="P3"><text:span text:style-name="T6">- C</text:span><text:span text:style-name="T5">reated</text:span><text:span text:style-name="T2"> a VPC through wizard by clicking on VPC option and Create new VPC named :-</text:span></text:p>
      <text:p text:style-name="P5"/>
      <text:p text:style-name="P5">Lovedeep-Opstree</text:p>
      <text:p text:style-name="P5"/>
      <text:p text:style-name="P5">![Lovedeep VPC]()</text:p>
      <text:p text:style-name="P5"/>
      <text:p text:style-name="P6">- Created One Public Subnet and One Private Subnet named :-</text:p>
      <text:p text:style-name="P6"/>
      <text:p text:style-name="P4">Lovedeep-Opstree-Public</text:p>
      <text:p text:style-name="P4"/>
      <text:p text:style-name="P4">![Lovedeep Public Subnet]()</text:p>
      <text:p text:style-name="P4"/>
      <text:p text:style-name="P4">Lovedeep-Opstree-Private</text:p>
      <text:p text:style-name="P4"/>
      <text:p text:style-name="P4">![Lovedeep Private Subnet]()</text:p>
      <text:p text:style-name="P4"/>
      <text:p text:style-name="P4"/>
      <text:p text:style-name="P4"/>
      <text:p text:style-name="P4"/>
      <text:p text:style-name="P4"/>
      <text:p text:style-name="P4"/>
      <text:p text:style-name="P4"/>
      <text:p text:style-name="P4"/>
      <text:p text:style-name="P4"/>
      <text:p text:style-name="P4"/>
      <text:list xml:id="list446996501324012475" text:style-name="L2">
        <text:list-item>
          <text:p text:style-name="P8"><text:soft-page-break/>Assignment 2</text:p>
          <text:p text:style-name="P20">Create two instances within the vpc that you created in task 1, windows instance in public subnet and linux instance in private subnet. check if linux is pingable from windows and vice versa.</text:p>
        </text:list-item>
      </text:list>
      <text:p text:style-name="P6"/>
      <text:p text:style-name="P5">SOLUTION</text:p>
      <text:p text:style-name="P5"/>
      <text:p text:style-name="P6">- Created two Istances :-</text:p>
      <text:p text:style-name="P6"/>
      <text:p text:style-name="P5">Lovedeep-Instance-Linux-Private</text:p>
      <text:p text:style-name="P5">Lovedeep-Instance-Windows-Public</text:p>
      <text:p text:style-name="P5"/>
      <text:p text:style-name="P5">![Lovedeep Instances]()</text:p>
      <text:p text:style-name="P5"/>
      <text:p text:style-name="P5"/>
      <text:p text:style-name="P5"/>
      <text:list xml:id="list3874106188337760699" text:style-name="L3">
        <text:list-item>
          <text:p text:style-name="P9">Assignment <text:span text:style-name="T11">3</text:span></text:p>
          <text:p text:style-name="P21">Delete all the instances and now make those two instances that you created in previous task using aws-cli.</text:p>
          <text:p text:style-name="P21"/>
        </text:list-item>
      </text:list>
      <text:p text:style-name="P14">1. Installing AWS-CLI and Configuring it.</text:p>
      <text:p text:style-name="P22">Deleted all created instances and configure awscli on local machine.</text:p>
      <text:p text:style-name="P22">- sudo apt-get install awscli</text:p>
      <text:p text:style-name="P22">- <text:span text:style-name="T13">aws --version</text:span></text:p>
      <text:p text:style-name="P22">- aws config (provided acces key ID, Security key, Region and format).</text:p>
      <text:p text:style-name="P22">- save the <text:span text:style-name="T12">acces-key-id</text:span> and <text:span text:style-name="T12">security-key-id </text:span><text:s/>in <text:span text:style-name="T12">.bashrc</text:span> file.</text:p>
      <text:p text:style-name="P22">- $ source .bashrc</text:p>
      <text:p text:style-name="P11"><text:span text:style-name="T7">- </text:span><text:span text:style-name="T8">sudo chmod 600 ~/home/vagrant/.aws/config</text:span></text:p>
      <text:p text:style-name="P22"/>
      <text:p text:style-name="P22"/>
      <text:p text:style-name="P22"/>
      <text:p text:style-name="P22"><text:soft-page-break/></text:p>
      <text:p text:style-name="P22"/>
      <text:p text:style-name="P22"/>
      <text:p text:style-name="P14">2. Creating 2 Instances</text:p>
      <text:p text:style-name="P23">First created a security group.</text:p>
      <text:p text:style-name="P23"/>
      <text:p text:style-name="P14">$ aws ec2 create-security-group --group-name Opstree-security --description "Security Group for EC2 instances to allow port 22" --vpc-id vpc-00df7b97eeeb1e5b1</text:p>
      <text:p text:style-name="P14"/>
      <text:p text:style-name="P23">output :-</text:p>
      <text:p text:style-name="P14">{</text:p>
      <text:p text:style-name="P14"><text:s text:c="4"/>"GroupId": "sg-0e045f2deff611f56"</text:p>
      <text:p text:style-name="P14">}</text:p>
      <text:p text:style-name="P14"/>
      <text:p text:style-name="P14"/>
      <text:p text:style-name="P23">Then Created an Instance.</text:p>
      <text:p text:style-name="P23"/>
      <text:p text:style-name="P23">- <text:span text:style-name="T14">Ubuntu Instance for Pivate Subnet</text:span></text:p>
      <text:p text:style-name="P23"/>
      <text:p text:style-name="P15">$ aws ec2 run-instances --image-id ami-41e9c52e --security-group-ids sg-0e045f2deff611f56 --subnet-id subnet-0d0403194f474b88f --instance-type t2.micro --placement AvailabilityZone=ap-south-1a --count 1</text:p>
      <text:p text:style-name="P23"/>
      <text:p text:style-name="P23">- <text:span text:style-name="T14">Windows Instance for Public Subnet</text:span></text:p>
      <text:p text:style-name="P23"/>
      <text:p text:style-name="P16">$ <text:span text:style-name="T15">aws ec2 run-instances --image-id ami-5f95bd30 --security-group-ids sg-0e045f2deff611f56 --subnet-id subnet-06ff0d535d32bcc7e --instance-type t2.micro --placement AvailabilityZone=ap-south-1a --count 1</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Horizontal_20_Line" style:display-name="Horizontal Line" style:family="paragraph" style:parent-style-name="Standard" style:class="html"/>
    <style:style style:name="Heading_20_2" style:display-name="Heading 2" style:family="paragraph" style:parent-style-name="Heading" style:class="text"/>
    <style:style style:name="Bullet_20_Symbols" style:display-name="Bullet Symbols" style:family="text">
      <style:text-properties style:font-name="OpenSymbol" fo:font-family="OpenSymbol" style:font-charset="x-symbol" fo:font-size="18pt" fo:font-weight="normal" style:font-name-asian="OpenSymbol" style:font-family-asian="OpenSymbol" style:font-charset-asian="x-symbol" style:font-size-asian="15.75pt" style:font-weight-asian="normal" style:font-name-complex="OpenSymbol" style:font-family-complex="OpenSymbol" style:font-charset-complex="x-symbol" style:font-size-complex="18pt"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1T18:03:41.342476050</meta:creation-date>
    <dc:date>2018-06-26T21:27:58.463794271</dc:date>
    <meta:editing-duration>P1DT5H50M58S</meta:editing-duration>
    <meta:editing-cycles>295</meta:editing-cycles>
    <meta:generator>LibreOffice/5.1.6.2$Linux_X86_64 LibreOffice_project/10m0$Build-2</meta:generator>
    <meta:document-statistic meta:table-count="0" meta:image-count="0" meta:object-count="0" meta:page-count="3" meta:paragraph-count="42" meta:word-count="282" meta:character-count="1939" meta:non-whitespace-character-count="1716"/>
  </office:meta>
</office:document-meta>
</file>